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18bf" officeooo:paragraph-rsid="001e18bf"/>
    </style:style>
    <style:style style:name="P2" style:family="paragraph" style:parent-style-name="Standard">
      <style:text-properties officeooo:rsid="0020bd4d" officeooo:paragraph-rsid="0020bd4d"/>
    </style:style>
    <style:style style:name="T1" style:family="text">
      <style:text-properties officeooo:rsid="0020bd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nds</text:p>
      <text:p text:style-name="P1">All the sounds used in this game come from <text:span text:style-name="T1">the </text:span><text:a xlink:type="simple" xlink:href="https://freesound.org/" text:style-name="Internet_20_link" text:visited-style-name="Visited_20_Internet_20_Link">https://freesound.org</text:a> <text:span text:style-name="T1">community.</text:span></text:p>
      <text:p text:style-name="P1"/>
      <text:p text:style-name="P1">Water Splash : soundscalpel.com - December 12th, 2010</text:p>
      <text:p text:style-name="P2">Frogs : AlanCat - February 22nd,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41S</meta:editing-duration>
    <meta:editing-cycles>4</meta:editing-cycles>
    <meta:generator>LibreOffice/5.0.5.2$Windows_x86 LibreOffice_project/55b006a02d247b5f7215fc6ea0fde844b30035b3</meta:generator>
    <dc:date>2020-07-23T15:49:13.934000000</dc:date>
    <meta:document-statistic meta:table-count="0" meta:image-count="0" meta:object-count="0" meta:page-count="1" meta:paragraph-count="4" meta:word-count="28" meta:character-count="175" meta:non-whitespace-character-count="151"/>
    <meta:user-defined meta:name="Info 1"/>
    <meta:user-defined meta:name="Info 2"/>
    <meta:user-defined meta:name="Info 3"/>
    <meta:user-defined meta:name="Info 4"/>
  </office:meta>
</office:document-meta>
</file>